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Goldenski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2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., September 12<text:span text:style-name="T2">th</text:span><text:span text:style-name="T3"> 92/</text:span></text:p>
      <text:p text:style-name="P2"><text:span text:style-name="T3"><text:tab/>Rev. Dr. S. Morais./</text:span></text:p>
      <text:p text:style-name="P2"><text:span text:style-name="T3">Honorable Sir:/</text:span></text:p>
      <text:p text:style-name="P2"><text:span text:style-name="T3"><text:tab/>It is a great pleasure to me to inform you/ of the kind reception accorded to me by Prof./ M. Jastrow and the Dean of the Medical Depart-/ment of the University, to whom I was intro-/duced by the former. <text:s/>Everything goes on so/ smoothly, thanks to the impulse so kindly/ given by you, that it remains but to hope/ on my full success./ <text:s/>Truly yours/ Henry Goldenski/</text:span></text:p>
      <text:p text:style-name="P2"><text:span text:style-name="T3">1027 Christian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15:38.56</meta:creation-date>
    <meta:document-statistic meta:table-count="0" meta:image-count="0" meta:object-count="0" meta:page-count="2" meta:paragraph-count="65" meta:word-count="244" meta:character-count="1722"/>
    <dc:date>2011-12-06T15:18:40.19</dc:date>
    <dc:creator>Penn Libraries</dc:creator>
    <meta:editing-duration>PT00H03M01S</meta:editing-duration>
    <meta:editing-cycles>1</meta:editing-cycles>
    <meta:generator>OpenOffice.org/3.2$Win32 OpenOffice.org_project/320m12$Build-9483</meta:generator>
  </office:meta>
</office:document-meta>
</file>